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417in"/>
    </style:style>
    <style:style style:name="co3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1"/>
    <style:style style:name="ce2" style:family="table-cell" style:parent-style-name="Default" style:data-style-name="N104"/>
    <style:style style:name="ce3" style:family="table-cell" style:parent-style-name="Default" style:data-style-name="N10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6.2988in" svg:height="3.5429in" svg:x="9.6567in" svg:y="0.2528in">
            <draw:object draw:notify-on-update-of-ranges="Sheet1.F2:Sheet1.F2 Sheet1.F3:Sheet1.F12 Sheet1.H2:Sheet1.H2 Sheet1.H3:Sheet1.H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desvalorização</text:p>
          </table:table-cell>
          <table:table-cell table:style-name="ce1" office:value-type="percentage" office:value="0.0899" calcext:value-type="percentage">
            <text:p>8.99%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vpl</text:p>
          </table:table-cell>
          <table:table-cell office:value-type="string" calcext:value-type="string">
            <text:p>vau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spesa</text:p>
          </table:table-cell>
          <table:table-cell table:style-name="ce1" office:value-type="percentage" office:value="0.3" calcext:value-type="percentage">
            <text:p>30.00%</text:p>
          </table:table-cell>
          <table:table-cell table:number-columns-repeated="2"/>
          <table:table-cell table:formula="of:=[.F16]" office:value-type="float" office:value="1" calcext:value-type="float">
            <text:p>1</text:p>
          </table:table-cell>
          <table:table-cell table:style-name="ce3" table:formula="of:=MULTIPLE.OPERATIONS([.C$9];[.$C$6];[.$F3])" office:value-type="currency" office:currency="USD" office:value="-62746.4864224418" calcext:value-type="currency">
            <text:p>-$62,746.49</text:p>
          </table:table-cell>
          <table:table-cell table:style-name="ce3" table:formula="of:=MULTIPLE.OPERATIONS([.C$10];[.$C$6];[.$F3])" office:value-type="currency" office:currency="USD" office:value="-66040.67695962" calcext:value-type="currency">
            <text:p>-$66,040.6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ntante</text:p>
          </table:table-cell>
          <table:table-cell office:value-type="currency" office:currency="USD" office:value="50000" calcext:value-type="currency">
            <text:p>$50,000.00</text:p>
          </table:table-cell>
          <table:table-cell table:number-columns-repeated="2"/>
          <table:table-cell table:formula="of:=[.F17]" office:value-type="float" office:value="2" calcext:value-type="float">
            <text:p>2</text:p>
          </table:table-cell>
          <table:table-cell table:style-name="ce3" table:formula="of:=MULTIPLE.OPERATIONS([.C$9];[.$C$6];[.$F4])" office:value-type="currency" office:currency="USD" office:value="-76109.3239111431" calcext:value-type="currency">
            <text:p>-$76,109.32</text:p>
          </table:table-cell>
          <table:table-cell table:style-name="ce3" table:formula="of:=MULTIPLE.OPERATIONS([.C$10];[.$C$6];[.$F4])" office:value-type="currency" office:currency="USD" office:value="-41077.0179029687" calcext:value-type="currency">
            <text:p>-$41,077.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spesa</text:p>
          </table:table-cell>
          <table:table-cell office:value-type="currency" office:currency="USD" office:value="7000" calcext:value-type="currency">
            <text:p>$7,000.00</text:p>
          </table:table-cell>
          <table:table-cell table:number-columns-repeated="2"/>
          <table:table-cell table:formula="of:=[.F18]" office:value-type="float" office:value="3" calcext:value-type="float">
            <text:p>3</text:p>
          </table:table-cell>
          <table:table-cell table:style-name="ce3" table:formula="of:=MULTIPLE.OPERATIONS([.C$9];[.$C$6];[.$F5])" office:value-type="currency" office:currency="USD" office:value="-90555.5976535108" calcext:value-type="currency">
            <text:p>-$90,555.60</text:p>
          </table:table-cell>
          <table:table-cell table:style-name="ce3" table:formula="of:=MULTIPLE.OPERATIONS([.C$10];[.$C$6];[.$F5])" office:value-type="currency" office:currency="USD" office:value="-33408.6799322058" calcext:value-type="currency">
            <text:p>-$33,408.6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eriodo interesse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/>
          <table:table-cell table:formula="of:=[.F19]" office:value-type="float" office:value="4" calcext:value-type="float">
            <text:p>4</text:p>
          </table:table-cell>
          <table:table-cell table:style-name="ce3" table:formula="of:=MULTIPLE.OPERATIONS([.C$9];[.$C$6];[.$F6])" office:value-type="currency" office:currency="USD" office:value="-106618.644405804" calcext:value-type="currency">
            <text:p>-$106,618.64</text:p>
          </table:table-cell>
          <table:table-cell table:style-name="ce3" table:formula="of:=MULTIPLE.OPERATIONS([.C$10];[.$C$6];[.$F6])" office:value-type="currency" office:currency="USD" office:value="-30242.5232290749" calcext:value-type="currency">
            <text:p>-$30,242.5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formula="of:=[.F20]" office:value-type="float" office:value="5" calcext:value-type="float">
            <text:p>5</text:p>
          </table:table-cell>
          <table:table-cell table:style-name="ce3" table:formula="of:=MULTIPLE.OPERATIONS([.C$9];[.$C$6];[.$F7])" office:value-type="currency" office:currency="USD" office:value="-124919.528833101" calcext:value-type="currency">
            <text:p>-$124,919.53</text:p>
          </table:table-cell>
          <table:table-cell table:style-name="ce3" table:formula="of:=MULTIPLE.OPERATIONS([.C$10];[.$C$6];[.$F7])" office:value-type="currency" office:currency="USD" office:value="-29052.9491543888" calcext:value-type="currency">
            <text:p>-$29,052.9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ma</text:p>
          </table:table-cell>
          <table:table-cell table:style-name="ce1" office:value-type="percentage" office:value="0.0525" calcext:value-type="percentage">
            <text:p>5.25%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3" table:formula="of:=MULTIPLE.OPERATIONS([.C$9];[.$C$6];[.$F8])" office:value-type="currency" office:currency="USD" office:value="-146192.772260118" calcext:value-type="currency">
            <text:p>-$146,192.77</text:p>
          </table:table-cell>
          <table:table-cell table:style-name="ce3" table:formula="of:=MULTIPLE.OPERATIONS([.C$10];[.$C$6];[.$F8])" office:value-type="currency" office:currency="USD" office:value="-29033.2150560322" calcext:value-type="currency">
            <text:p>-$29,033.2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pl</text:p>
          </table:table-cell>
          <table:table-cell table:formula="of:=NPV([.C8];[.J15:.J25])+[.J15]" office:value-type="currency" office:currency="USD" office:value="-281613.38698229" calcext:value-type="currency">
            <text:p>-$281,613.3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3" table:formula="of:=MULTIPLE.OPERATIONS([.C$9];[.$C$6];[.$F9])" office:value-type="currency" office:currency="USD" office:value="-171317.441751921" calcext:value-type="currency">
            <text:p>-$171,317.44</text:p>
          </table:table-cell>
          <table:table-cell table:style-name="ce3" table:formula="of:=MULTIPLE.OPERATIONS([.C$10];[.$C$6];[.$F9])" office:value-type="currency" office:currency="USD" office:value="-29875.8520708019" calcext:value-type="currency">
            <text:p>-$29,875.8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au</text:p>
          </table:table-cell>
          <table:table-cell table:formula="of:=-PMT([.C8];[.C6];[.C9])" office:value-type="currency" office:currency="USD" office:value="-36914.3106358572" calcext:value-type="currency">
            <text:p>-$36,914.3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3" table:formula="of:=MULTIPLE.OPERATIONS([.C$9];[.$C$6];[.$F10])" office:value-type="currency" office:currency="USD" office:value="-201354.953370861" calcext:value-type="currency">
            <text:p>-$201,354.95</text:p>
          </table:table-cell>
          <table:table-cell table:style-name="ce3" table:formula="of:=MULTIPLE.OPERATIONS([.C$10];[.$C$6];[.$F10])" office:value-type="currency" office:currency="USD" office:value="-31469.5999422477" calcext:value-type="currency">
            <text:p>-$31,469.6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float" office:value="9" calcext:value-type="float">
            <text:p>9</text:p>
          </table:table-cell>
          <table:table-cell table:style-name="ce3" table:formula="of:=MULTIPLE.OPERATIONS([.C$9];[.$C$6];[.$F11])" office:value-type="currency" office:currency="USD" office:value="-237595.249190186" calcext:value-type="currency">
            <text:p>-$237,595.25</text:p>
          </table:table-cell>
          <table:table-cell table:style-name="ce3" table:formula="of:=MULTIPLE.OPERATIONS([.C$10];[.$C$6];[.$F11])" office:value-type="currency" office:currency="USD" office:value="-33800.4358596182" calcext:value-type="currency">
            <text:p>-$33,800.4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float" office:value="10" calcext:value-type="float">
            <text:p>10</text:p>
          </table:table-cell>
          <table:table-cell table:style-name="ce3" table:formula="of:=MULTIPLE.OPERATIONS([.C$9];[.$C$6];[.$F12])" office:value-type="currency" office:currency="USD" office:value="-281613.38698229" calcext:value-type="currency">
            <text:p>-$281,613.39</text:p>
          </table:table-cell>
          <table:table-cell table:style-name="ce3" table:formula="of:=MULTIPLE.OPERATIONS([.C$10];[.$C$6];[.$F12])" office:value-type="currency" office:currency="USD" office:value="-36914.3106358572" calcext:value-type="currency">
            <text:p>-$36,914.3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style-name="Default" office:value-type="string" calcext:value-type="string">
            <text:p>montante</text:p>
          </table:table-cell>
          <table:table-cell office:value-type="string" calcext:value-type="string">
            <text:p>despesa</text:p>
          </table:table-cell>
          <table:table-cell/>
          <table:table-cell office:value-type="string" calcext:value-type="string">
            <text:p>n</text:p>
          </table:table-cell>
          <table:table-cell table:style-name="Default" office:value-type="string" calcext:value-type="string">
            <text:p>compra</text:p>
          </table:table-cell>
          <table:table-cell table:style-name="Default" office:value-type="string" calcext:value-type="string">
            <text:p>venda</text:p>
          </table:table-cell>
          <table:table-cell office:value-type="string" calcext:value-type="string">
            <text:p>despesa</text:p>
          </table:table-cell>
          <table:table-cell office:value-type="string" calcext:value-type="string">
            <text:p>caixa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$C$4]*(1-[.$C$2])^[.B15]" office:value-type="currency" office:currency="USD" office:value="50000" calcext:value-type="currency">
            <text:p>$50,000.00</text:p>
          </table:table-cell>
          <table:table-cell table:style-name="ce2" office:value-type="currency" office:currency="USD" office:value="0" calcext:value-type="currency">
            <text:p>$0.00</text:p>
          </table:table-cell>
          <table:table-cell/>
          <table:table-cell table:formula="of:=[.B15]" office:value-type="float" office:value="0" calcext:value-type="float">
            <text:p>0</text:p>
          </table:table-cell>
          <table:table-cell table:formula="of:=-[.C15]" office:value-type="currency" office:currency="USD" office:value="-50000" calcext:value-type="currency">
            <text:p>-$50,000.00</text:p>
          </table:table-cell>
          <table:table-cell table:formula="of:=IF([.F15]=[.$C$6];[.C15];0)" office:value-type="currency" office:currency="USD" office:value="0" calcext:value-type="currency">
            <text:p>$0.00</text:p>
          </table:table-cell>
          <table:table-cell table:style-name="ce2" table:formula="of:=IF([.F15]&lt;=[.$C$6];-[.D15];0)" office:value-type="currency" office:currency="USD" office:value="-0" calcext:value-type="currency">
            <text:p>$0.00</text:p>
          </table:table-cell>
          <table:table-cell table:style-name="ce2" table:formula="of:=SUM([.G15:.I15])" office:value-type="currency" office:currency="USD" office:value="-50000" calcext:value-type="currency">
            <text:p>-$50,000.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$C$4]*(1-[.$C$2])^[.B16]" office:value-type="currency" office:currency="USD" office:value="45505" calcext:value-type="currency">
            <text:p>$45,505.00</text:p>
          </table:table-cell>
          <table:table-cell table:style-name="ce2" table:formula="of:=[.$C$5]*(1+[.$C$3])^([.B16]-1)" office:value-type="currency" office:currency="USD" office:value="7000" calcext:value-type="currency">
            <text:p>$7,000.00</text:p>
          </table:table-cell>
          <table:table-cell/>
          <table:table-cell table:formula="of:=[.B16]" office:value-type="float" office:value="1" calcext:value-type="float">
            <text:p>1</text:p>
          </table:table-cell>
          <table:table-cell office:value-type="currency" office:currency="USD" office:value="0" calcext:value-type="currency">
            <text:p>$0.00</text:p>
          </table:table-cell>
          <table:table-cell table:formula="of:=IF([.F16]=[.$C$6];[.C16];0)" office:value-type="currency" office:currency="USD" office:value="0" calcext:value-type="currency">
            <text:p>$0.00</text:p>
          </table:table-cell>
          <table:table-cell table:style-name="ce2" table:formula="of:=IF([.F16]&lt;=[.$C$6];-[.D16];0)" office:value-type="currency" office:currency="USD" office:value="-7000" calcext:value-type="currency">
            <text:p>-$7,000.00</text:p>
          </table:table-cell>
          <table:table-cell table:style-name="ce2" table:formula="of:=SUM([.G16:.I16])" office:value-type="currency" office:currency="USD" office:value="-7000" calcext:value-type="currency">
            <text:p>-$7,000.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$C$4]*(1-[.$C$2])^[.B17]" office:value-type="currency" office:currency="USD" office:value="41414.1005" calcext:value-type="currency">
            <text:p>$41,414.10</text:p>
          </table:table-cell>
          <table:table-cell table:style-name="ce2" table:formula="of:=[.$C$5]*(1+[.$C$3])^([.B17]-1)" office:value-type="currency" office:currency="USD" office:value="9100" calcext:value-type="currency">
            <text:p>$9,100.00</text:p>
          </table:table-cell>
          <table:table-cell/>
          <table:table-cell table:formula="of:=[.B17]" office:value-type="float" office:value="2" calcext:value-type="float">
            <text:p>2</text:p>
          </table:table-cell>
          <table:table-cell office:value-type="currency" office:currency="USD" office:value="0" calcext:value-type="currency">
            <text:p>$0.00</text:p>
          </table:table-cell>
          <table:table-cell table:formula="of:=IF([.F17]=[.$C$6];[.C17];0)" office:value-type="currency" office:currency="USD" office:value="0" calcext:value-type="currency">
            <text:p>$0.00</text:p>
          </table:table-cell>
          <table:table-cell table:style-name="ce2" table:formula="of:=IF([.F17]&lt;=[.$C$6];-[.D17];0)" office:value-type="currency" office:currency="USD" office:value="-9100" calcext:value-type="currency">
            <text:p>-$9,100.00</text:p>
          </table:table-cell>
          <table:table-cell table:style-name="ce2" table:formula="of:=SUM([.G17:.I17])" office:value-type="currency" office:currency="USD" office:value="-9100" calcext:value-type="currency">
            <text:p>-$9,100.0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$C$4]*(1-[.$C$2])^[.B18]" office:value-type="currency" office:currency="USD" office:value="37690.97286505" calcext:value-type="currency">
            <text:p>$37,690.97</text:p>
          </table:table-cell>
          <table:table-cell table:style-name="ce2" table:formula="of:=[.$C$5]*(1+[.$C$3])^([.B18]-1)" office:value-type="currency" office:currency="USD" office:value="11830" calcext:value-type="currency">
            <text:p>$11,830.00</text:p>
          </table:table-cell>
          <table:table-cell/>
          <table:table-cell table:formula="of:=[.B18]" office:value-type="float" office:value="3" calcext:value-type="float">
            <text:p>3</text:p>
          </table:table-cell>
          <table:table-cell office:value-type="currency" office:currency="USD" office:value="0" calcext:value-type="currency">
            <text:p>$0.00</text:p>
          </table:table-cell>
          <table:table-cell table:formula="of:=IF([.F18]=[.$C$6];[.C18];0)" office:value-type="currency" office:currency="USD" office:value="0" calcext:value-type="currency">
            <text:p>$0.00</text:p>
          </table:table-cell>
          <table:table-cell table:style-name="ce2" table:formula="of:=IF([.F18]&lt;=[.$C$6];-[.D18];0)" office:value-type="currency" office:currency="USD" office:value="-11830" calcext:value-type="currency">
            <text:p>-$11,830.00</text:p>
          </table:table-cell>
          <table:table-cell table:style-name="ce2" table:formula="of:=SUM([.G18:.I18])" office:value-type="currency" office:currency="USD" office:value="-11830" calcext:value-type="currency">
            <text:p>-$11,830.0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$C$4]*(1-[.$C$2])^[.B19]" office:value-type="currency" office:currency="USD" office:value="34302.554404482" calcext:value-type="currency">
            <text:p>$34,302.55</text:p>
          </table:table-cell>
          <table:table-cell table:style-name="ce2" table:formula="of:=[.$C$5]*(1+[.$C$3])^([.B19]-1)" office:value-type="currency" office:currency="USD" office:value="15379" calcext:value-type="currency">
            <text:p>$15,379.00</text:p>
          </table:table-cell>
          <table:table-cell/>
          <table:table-cell table:formula="of:=[.B19]" office:value-type="float" office:value="4" calcext:value-type="float">
            <text:p>4</text:p>
          </table:table-cell>
          <table:table-cell office:value-type="currency" office:currency="USD" office:value="0" calcext:value-type="currency">
            <text:p>$0.00</text:p>
          </table:table-cell>
          <table:table-cell table:formula="of:=IF([.F19]=[.$C$6];[.C19];0)" office:value-type="currency" office:currency="USD" office:value="0" calcext:value-type="currency">
            <text:p>$0.00</text:p>
          </table:table-cell>
          <table:table-cell table:style-name="ce2" table:formula="of:=IF([.F19]&lt;=[.$C$6];-[.D19];0)" office:value-type="currency" office:currency="USD" office:value="-15379" calcext:value-type="currency">
            <text:p>-$15,379.00</text:p>
          </table:table-cell>
          <table:table-cell table:style-name="ce2" table:formula="of:=SUM([.G19:.I19])" office:value-type="currency" office:currency="USD" office:value="-15379" calcext:value-type="currency">
            <text:p>-$15,379.0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$C$4]*(1-[.$C$2])^[.B20]" office:value-type="currency" office:currency="USD" office:value="31218.7547635191" calcext:value-type="currency">
            <text:p>$31,218.75</text:p>
          </table:table-cell>
          <table:table-cell table:style-name="ce2" table:formula="of:=[.$C$5]*(1+[.$C$3])^([.B20]-1)" office:value-type="currency" office:currency="USD" office:value="19992.7" calcext:value-type="currency">
            <text:p>$19,992.70</text:p>
          </table:table-cell>
          <table:table-cell/>
          <table:table-cell table:formula="of:=[.B20]" office:value-type="float" office:value="5" calcext:value-type="float">
            <text:p>5</text:p>
          </table:table-cell>
          <table:table-cell office:value-type="currency" office:currency="USD" office:value="0" calcext:value-type="currency">
            <text:p>$0.00</text:p>
          </table:table-cell>
          <table:table-cell table:formula="of:=IF([.F20]=[.$C$6];[.C20];0)" office:value-type="currency" office:currency="USD" office:value="0" calcext:value-type="currency">
            <text:p>$0.00</text:p>
          </table:table-cell>
          <table:table-cell table:style-name="ce2" table:formula="of:=IF([.F20]&lt;=[.$C$6];-[.D20];0)" office:value-type="currency" office:currency="USD" office:value="-19992.7" calcext:value-type="currency">
            <text:p>-$19,992.70</text:p>
          </table:table-cell>
          <table:table-cell table:style-name="ce2" table:formula="of:=SUM([.G20:.I20])" office:value-type="currency" office:currency="USD" office:value="-19992.7" calcext:value-type="currency">
            <text:p>-$19,992.7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$C$4]*(1-[.$C$2])^[.B21]" office:value-type="currency" office:currency="USD" office:value="28412.1887102787" calcext:value-type="currency">
            <text:p>$28,412.19</text:p>
          </table:table-cell>
          <table:table-cell table:style-name="ce2" table:formula="of:=[.$C$5]*(1+[.$C$3])^([.B21]-1)" office:value-type="currency" office:currency="USD" office:value="25990.51" calcext:value-type="currency">
            <text:p>$25,990.51</text:p>
          </table:table-cell>
          <table:table-cell/>
          <table:table-cell office:value-type="float" office:value="6" calcext:value-type="float">
            <text:p>6</text:p>
          </table:table-cell>
          <table:table-cell office:value-type="currency" office:currency="USD" office:value="0" calcext:value-type="currency">
            <text:p>$0.00</text:p>
          </table:table-cell>
          <table:table-cell table:formula="of:=IF([.F21]=[.$C$6];[.C21];0)" office:value-type="currency" office:currency="USD" office:value="0" calcext:value-type="currency">
            <text:p>$0.00</text:p>
          </table:table-cell>
          <table:table-cell table:style-name="ce2" table:formula="of:=IF([.F21]&lt;=[.$C$6];-[.D21];0)" office:value-type="currency" office:currency="USD" office:value="-25990.51" calcext:value-type="currency">
            <text:p>-$25,990.51</text:p>
          </table:table-cell>
          <table:table-cell table:style-name="ce2" table:formula="of:=SUM([.G21:.I21])" office:value-type="currency" office:currency="USD" office:value="-25990.51" calcext:value-type="currency">
            <text:p>-$25,990.5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$C$4]*(1-[.$C$2])^[.B22]" office:value-type="currency" office:currency="USD" office:value="25857.9329452247" calcext:value-type="currency">
            <text:p>$25,857.93</text:p>
          </table:table-cell>
          <table:table-cell table:style-name="ce2" table:formula="of:=[.$C$5]*(1+[.$C$3])^([.B22]-1)" office:value-type="currency" office:currency="USD" office:value="33787.663" calcext:value-type="currency">
            <text:p>$33,787.66</text:p>
          </table:table-cell>
          <table:table-cell/>
          <table:table-cell office:value-type="float" office:value="7" calcext:value-type="float">
            <text:p>7</text:p>
          </table:table-cell>
          <table:table-cell office:value-type="currency" office:currency="USD" office:value="0" calcext:value-type="currency">
            <text:p>$0.00</text:p>
          </table:table-cell>
          <table:table-cell table:formula="of:=IF([.F22]=[.$C$6];[.C22];0)" office:value-type="currency" office:currency="USD" office:value="0" calcext:value-type="currency">
            <text:p>$0.00</text:p>
          </table:table-cell>
          <table:table-cell table:style-name="ce2" table:formula="of:=IF([.F22]&lt;=[.$C$6];-[.D22];0)" office:value-type="currency" office:currency="USD" office:value="-33787.663" calcext:value-type="currency">
            <text:p>-$33,787.66</text:p>
          </table:table-cell>
          <table:table-cell table:style-name="ce2" table:formula="of:=SUM([.G22:.I22])" office:value-type="currency" office:currency="USD" office:value="-33787.663" calcext:value-type="currency">
            <text:p>-$33,787.6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$C$4]*(1-[.$C$2])^[.B23]" office:value-type="currency" office:currency="USD" office:value="23533.304773449" calcext:value-type="currency">
            <text:p>$23,533.30</text:p>
          </table:table-cell>
          <table:table-cell table:style-name="ce2" table:formula="of:=[.$C$5]*(1+[.$C$3])^([.B23]-1)" office:value-type="currency" office:currency="USD" office:value="43923.9619" calcext:value-type="currency">
            <text:p>$43,923.96</text:p>
          </table:table-cell>
          <table:table-cell/>
          <table:table-cell office:value-type="float" office:value="8" calcext:value-type="float">
            <text:p>8</text:p>
          </table:table-cell>
          <table:table-cell office:value-type="currency" office:currency="USD" office:value="0" calcext:value-type="currency">
            <text:p>$0.00</text:p>
          </table:table-cell>
          <table:table-cell table:formula="of:=IF([.F23]=[.$C$6];[.C23];0)" office:value-type="currency" office:currency="USD" office:value="0" calcext:value-type="currency">
            <text:p>$0.00</text:p>
          </table:table-cell>
          <table:table-cell table:style-name="ce2" table:formula="of:=IF([.F23]&lt;=[.$C$6];-[.D23];0)" office:value-type="currency" office:currency="USD" office:value="-43923.9619" calcext:value-type="currency">
            <text:p>-$43,923.96</text:p>
          </table:table-cell>
          <table:table-cell table:style-name="ce2" table:formula="of:=SUM([.G23:.I23])" office:value-type="currency" office:currency="USD" office:value="-43923.9619" calcext:value-type="currency">
            <text:p>-$43,923.9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$C$4]*(1-[.$C$2])^[.B24]" office:value-type="currency" office:currency="USD" office:value="21417.6606743159" calcext:value-type="currency">
            <text:p>$21,417.66</text:p>
          </table:table-cell>
          <table:table-cell table:style-name="ce2" table:formula="of:=[.$C$5]*(1+[.$C$3])^([.B24]-1)" office:value-type="currency" office:currency="USD" office:value="57101.15047" calcext:value-type="currency">
            <text:p>$57,101.15</text:p>
          </table:table-cell>
          <table:table-cell/>
          <table:table-cell office:value-type="float" office:value="9" calcext:value-type="float">
            <text:p>9</text:p>
          </table:table-cell>
          <table:table-cell office:value-type="currency" office:currency="USD" office:value="0" calcext:value-type="currency">
            <text:p>$0.00</text:p>
          </table:table-cell>
          <table:table-cell table:formula="of:=IF([.F24]=[.$C$6];[.C24];0)" office:value-type="currency" office:currency="USD" office:value="0" calcext:value-type="currency">
            <text:p>$0.00</text:p>
          </table:table-cell>
          <table:table-cell table:style-name="ce2" table:formula="of:=IF([.F24]&lt;=[.$C$6];-[.D24];0)" office:value-type="currency" office:currency="USD" office:value="-57101.15047" calcext:value-type="currency">
            <text:p>-$57,101.15</text:p>
          </table:table-cell>
          <table:table-cell table:style-name="ce2" table:formula="of:=SUM([.G24:.I24])" office:value-type="currency" office:currency="USD" office:value="-57101.15047" calcext:value-type="currency">
            <text:p>-$57,101.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$C$4]*(1-[.$C$2])^[.B25]" office:value-type="currency" office:currency="USD" office:value="19492.2129796949" calcext:value-type="currency">
            <text:p>$19,492.21</text:p>
          </table:table-cell>
          <table:table-cell table:style-name="ce2" table:formula="of:=[.$C$5]*(1+[.$C$3])^([.B25]-1)" office:value-type="currency" office:currency="USD" office:value="74231.495611" calcext:value-type="currency">
            <text:p>$74,231.5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currency" office:currency="USD" office:value="0" calcext:value-type="currency">
            <text:p>$0.00</text:p>
          </table:table-cell>
          <table:table-cell table:formula="of:=IF([.F25]=[.$C$6];[.C25];0)" office:value-type="currency" office:currency="USD" office:value="19492.2129796949" calcext:value-type="currency">
            <text:p>$19,492.21</text:p>
          </table:table-cell>
          <table:table-cell table:style-name="ce2" table:formula="of:=IF([.F25]&lt;=[.$C$6];-[.D25];0)" office:value-type="currency" office:currency="USD" office:value="-74231.495611" calcext:value-type="currency">
            <text:p>-$74,231.50</text:p>
          </table:table-cell>
          <table:table-cell table:style-name="ce2" table:formula="of:=SUM([.G25:.I25])" office:value-type="currency" office:currency="USD" office:value="-54739.2826313051" calcext:value-type="currency">
            <text:p>-$54,739.28</text:p>
          </table:table-cell>
        </table:table-row>
        <calcext:conditional-formats>
          <calcext:conditional-format calcext:target-range-address="Sheet1.G3:Sheet1.H12">
            <calcext:color-scale>
              <calcext:color-scale-entry calcext:value="0" calcext:type="minimum" calcext:color="#ff860d"/>
              <calcext:color-scale-entry calcext:value="50" calcext:type="percentile" calcext:color="#ffff38"/>
              <calcext:color-scale-entry calcext:value="0" calcext:type="maximum" calcext:color="#3faf46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2P0"/>
    </number:currency-style>
    <number:currency-style style:name="N123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3P0"/>
    </number:currency-style>
    <number:currency-style style:name="N124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4P0"/>
    </number:currency-style>
    <number:currency-style style:name="N125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25P0"/>
    </number:currency-style>
    <number:currency-style style:name="N126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26P0"/>
    </number:currency-style>
    <number:currency-style style:name="N127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27P0"/>
    </number:currency-style>
    <number:currency-style style:name="N128P0" style:volatile="true">
      <number:currency-symbol number:language="en" number:country="US">$</number:currency-symbol>
      <number:number number:decimal-places="9" loext:min-decimal-places="9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9" loext:min-decimal-places="9" number:min-integer-digits="1" number:grouping="true"/>
      <style:map style:condition="value()&gt;=0" style:apply-style-name="N128P0"/>
    </number:currency-style>
    <number:currency-style style:name="N129P0" style:volatile="true">
      <number:currency-symbol number:language="en" number:country="US">$</number:currency-symbol>
      <number:number number:decimal-places="10" loext:min-decimal-places="10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10" loext:min-decimal-places="10" number:min-integer-digits="1" number:grouping="true"/>
      <style:map style:condition="value()&gt;=0" style:apply-style-name="N129P0"/>
    </number:currency-style>
    <number:currency-style style:name="N130P0" style:volatile="true">
      <number:currency-symbol number:language="en" number:country="US">$</number:currency-symbol>
      <number:number number:decimal-places="11" loext:min-decimal-places="11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US">$</number:currency-symbol>
      <number:number number:decimal-places="11" loext:min-decimal-places="11" number:min-integer-digits="1" number:grouping="true"/>
      <style:map style:condition="value()&gt;=0" style:apply-style-name="N130P0"/>
    </number:currency-style>
    <number:currency-style style:name="N131P0" style:volatile="true">
      <number:currency-symbol number:language="en" number:country="US">$</number:currency-symbol>
      <number:number number:decimal-places="12" loext:min-decimal-places="12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12" loext:min-decimal-places="1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US">$</number:currency-symbol>
      <number:number number:decimal-places="13" loext:min-decimal-places="13" number:min-integer-digits="1" number:grouping="true"/>
    </number:currency-style>
    <number:currency-style style:name="N132">
      <style:text-properties fo:color="#ff0000"/>
      <number:text>-</number:text>
      <number:currency-symbol number:language="en" number:country="US">$</number:currency-symbol>
      <number:number number:decimal-places="13" loext:min-decimal-places="13" number:min-integer-digits="1" number:grouping="true"/>
      <style:map style:condition="value()&gt;=0" style:apply-style-name="N132P0"/>
    </number:currency-style>
    <number:currency-style style:name="N133P0" style:volatile="true">
      <number:currency-symbol number:language="en" number:country="US">$</number:currency-symbol>
      <number:number number:decimal-places="14" loext:min-decimal-places="14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14" loext:min-decimal-places="14" number:min-integer-digits="1" number:grouping="true"/>
      <style:map style:condition="value()&gt;=0" style:apply-style-name="N133P0"/>
    </number:currency-style>
    <number:currency-style style:name="N134P0" style:volatile="true">
      <number:currency-symbol number:language="en" number:country="US">$</number:currency-symbol>
      <number:number number:decimal-places="15" loext:min-decimal-places="15" number:min-integer-digits="1" number:grouping="true"/>
    </number:currency-style>
    <number:currency-style style:name="N134">
      <style:text-properties fo:color="#ff0000"/>
      <number:text>-</number:text>
      <number:currency-symbol number:language="en" number:country="US">$</number:currency-symbol>
      <number:number number:decimal-places="15" loext:min-decimal-places="15" number:min-integer-digits="1" number:grouping="true"/>
      <style:map style:condition="value()&gt;=0" style:apply-style-name="N134P0"/>
    </number:currency-style>
    <number:currency-style style:name="N135P0" style:volatile="true">
      <number:currency-symbol number:language="en" number:country="US">$</number:currency-symbol>
      <number:number number:decimal-places="16" loext:min-decimal-places="16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16" loext:min-decimal-places="16" number:min-integer-digits="1" number:grouping="true"/>
      <style:map style:condition="value()&gt;=0" style:apply-style-name="N135P0"/>
    </number:currency-style>
    <number:currency-style style:name="N136P0" style:volatile="true">
      <number:currency-symbol number:language="en" number:country="US">$</number:currency-symbol>
      <number:number number:decimal-places="17" loext:min-decimal-places="17" number:min-integer-digits="1" number:grouping="true"/>
    </number:currency-style>
    <number:currency-style style:name="N136">
      <style:text-properties fo:color="#ff0000"/>
      <number:text>-</number:text>
      <number:currency-symbol number:language="en" number:country="US">$</number:currency-symbol>
      <number:number number:decimal-places="17" loext:min-decimal-places="17" number:min-integer-digits="1" number:grouping="true"/>
      <style:map style:condition="value()&gt;=0" style:apply-style-name="N136P0"/>
    </number:currency-style>
    <number:currency-style style:name="N137P0" style:volatile="true">
      <number:currency-symbol number:language="en" number:country="US">$</number:currency-symbol>
      <number:number number:decimal-places="18" loext:min-decimal-places="18" number:min-integer-digits="1" number:grouping="true"/>
    </number:currency-style>
    <number:currency-style style:name="N137">
      <style:text-properties fo:color="#ff0000"/>
      <number:text>-</number:text>
      <number:currency-symbol number:language="en" number:country="US">$</number:currency-symbol>
      <number:number number:decimal-places="18" loext:min-decimal-places="18" number:min-integer-digits="1" number:grouping="true"/>
      <style:map style:condition="value()&gt;=0" style:apply-style-name="N13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9">00/00/0000</text:date>, <text:time style:data-style-name="N2" text:time-value="23:49:54.9503246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7T22:27:33.184538957</meta:creation-date>
    <meta:generator>LibreOffice/6.4.7.2$Linux_X86_64 LibreOffice_project/40$Build-2</meta:generator>
    <dc:date>2021-08-19T00:05:59.655821303</dc:date>
    <meta:editing-duration>PT23M38S</meta:editing-duration>
    <meta:editing-cycles>9</meta:editing-cycles>
    <meta:document-statistic meta:table-count="1" meta:cell-count="14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cm" svg:y="4.201cm" style:legend-expansion="high" chart:style-name="ch2"/>
        <chart:plot-area chart:style-name="ch3" table:cell-range-address="Sheet1.F2:Sheet1.F12 Sheet1.H2:Sheet1.H12" chart:data-source-has-labels="row" svg:x="0.32cm" svg:y="0.18cm" svg:width="13.46cm" svg:height="8.64cm">
          <chartooo:coordinate-region svg:x="2.37cm" svg:y="0.378cm" svg:width="11.223cm" svg:height="8.24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H3:Sheet1.H12" chart:label-cell-address="Sheet1.H2:Sheet1.H2" chart:class="chart:scatter">
            <chart:domain table:cell-range-address="Sheet1.F3:Sheet1.F12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vau</text:p>
                <draw:g>
                  <svg:desc>Sheet1.H2:Sheet1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F3:Sheet1.F12</svg:desc>
                </draw:g>
              </table:table-cell>
              <table:table-cell office:value-type="float" office:value="-66040.67695962">
                <text:p>-66040.67695962</text:p>
                <draw:g>
                  <svg:desc>Sheet1.H3:Sheet1.H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41077.0179029687">
                <text:p>-41077.01790296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33408.6799322058">
                <text:p>-33408.67993220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30242.5232290749">
                <text:p>-30242.52322907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29052.9491543888">
                <text:p>-29052.94915438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-29033.2150560322">
                <text:p>-29033.21505603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-29875.8520708019">
                <text:p>-29875.85207080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-31469.5999422477">
                <text:p>-31469.59994224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-33800.4358596182">
                <text:p>-33800.43585961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-36914.3106358572">
                <text:p>-36914.31063585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